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writing-mode="page"/>
    </style:style>
    <style:style style:name="Table1.C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style:font-name="C059" officeooo:rsid="00079941" officeooo:paragraph-rsid="00079941"/>
    </style:style>
    <style:style style:name="P2" style:family="paragraph" style:parent-style-name="Table_20_Contents">
      <style:paragraph-properties fo:text-align="center" style:justify-single-word="false"/>
      <style:text-properties style:font-name="C059" fo:font-weight="bold" officeooo:rsid="00090b5c" officeooo:paragraph-rsid="00090b5c" style:font-weight-asian="bold" style:font-weight-complex="bold"/>
    </style:style>
    <style:style style:name="P3" style:family="paragraph" style:parent-style-name="Table_20_Contents">
      <style:paragraph-properties fo:text-align="center" style:justify-single-word="false"/>
      <style:text-properties style:font-name="C059"/>
    </style:style>
    <style:style style:name="P4" style:family="paragraph" style:parent-style-name="Table_20_Contents">
      <style:paragraph-properties fo:text-align="center" style:justify-single-word="false"/>
      <style:text-properties style:font-name="C059" officeooo:rsid="000b2111" officeooo:paragraph-rsid="000b2111"/>
    </style:style>
    <style:style style:name="P5" style:family="paragraph" style:parent-style-name="Table_20_Contents">
      <style:paragraph-properties fo:text-align="center" style:justify-single-word="false"/>
      <style:text-properties style:font-name="C059" officeooo:rsid="000cb7a5"/>
    </style:style>
    <style:style style:name="P6" style:family="paragraph" style:parent-style-name="Table_20_Contents">
      <style:paragraph-properties fo:text-align="center" style:justify-single-word="false"/>
      <style:text-properties style:font-name="C059" officeooo:rsid="000cb7a5" officeooo:paragraph-rsid="000cb7a5"/>
    </style:style>
    <style:style style:name="P7" style:family="paragraph" style:parent-style-name="Table_20_Contents">
      <style:paragraph-properties fo:text-align="center" style:justify-single-word="false"/>
      <style:text-properties style:font-name="C059" officeooo:rsid="000f06e4" officeooo:paragraph-rsid="000f06e4"/>
    </style:style>
    <style:style style:name="P8" style:family="paragraph" style:parent-style-name="Table_20_Contents">
      <style:paragraph-properties fo:text-align="center" style:justify-single-word="false"/>
      <style:text-properties style:font-name="C059" officeooo:rsid="000f2364" officeooo:paragraph-rsid="000f2364"/>
    </style:style>
    <style:style style:name="P9" style:family="paragraph" style:parent-style-name="Table_20_Contents">
      <style:paragraph-properties fo:text-align="center" style:justify-single-word="false"/>
      <style:text-properties style:font-name="C059" officeooo:rsid="00115203" officeooo:paragraph-rsid="00115203"/>
    </style:style>
    <style:style style:name="P10" style:family="paragraph" style:parent-style-name="Table_20_Contents">
      <style:paragraph-properties fo:text-align="center" style:justify-single-word="false"/>
      <style:text-properties style:font-name="C059" officeooo:rsid="0011f22d" officeooo:paragraph-rsid="0011f22d"/>
    </style:style>
    <style:style style:name="P11" style:family="paragraph" style:parent-style-name="Table_20_Contents">
      <style:paragraph-properties fo:text-align="center" style:justify-single-word="false"/>
      <style:text-properties style:font-name="C059" officeooo:rsid="00149a9f" officeooo:paragraph-rsid="00149a9f"/>
    </style:style>
    <style:style style:name="P12" style:family="paragraph" style:parent-style-name="Standard">
      <style:paragraph-properties fo:text-align="center" style:justify-single-word="false"/>
      <style:text-properties style:font-name="C059" officeooo:rsid="00079941" officeooo:paragraph-rsid="00079941"/>
    </style:style>
    <style:style style:name="P13" style:family="paragraph" style:parent-style-name="Standard">
      <style:paragraph-properties fo:text-align="start" style:justify-single-word="false"/>
      <style:text-properties style:font-name="C059" officeooo:rsid="0017bbf1" officeooo:paragraph-rsid="0017bbf1"/>
    </style:style>
    <style:style style:name="P14" style:family="paragraph" style:parent-style-name="Standard" style:list-style-name="L1">
      <style:paragraph-properties fo:text-align="start" style:justify-single-word="false"/>
      <style:text-properties style:font-name="C059" officeooo:rsid="0017bbf1" officeooo:paragraph-rsid="0017bbf1"/>
    </style:style>
    <style:style style:name="T1" style:family="text">
      <style:text-properties officeooo:rsid="00090b5c"/>
    </style:style>
    <style:style style:name="T2" style:family="text">
      <style:text-properties officeooo:rsid="000f06e4"/>
    </style:style>
    <style:style style:name="T3" style:family="text">
      <style:text-properties officeooo:rsid="001526c3"/>
    </style:style>
    <style:style style:name="T4" style:family="text">
      <style:text-properties officeooo:rsid="0019a7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uise Ship Project : <text:span text:style-name="T1">Domain Models</text:span></text:p>
      <text:p text:style-name="P1"/>
      <table:table table:name="Table1" table:style-name="Table1">
        <table:table-column table:style-name="Table1.A" table:number-columns-repeated="3"/>
        <table:table-row table:style-name="TableLine94171671829712">
          <table:table-cell table:style-name="Table1.A1" office:value-type="string">
            <text:p text:style-name="P2">Object</text:p>
          </table:table-cell>
          <table:table-cell table:style-name="Table1.A1" office:value-type="string">
            <text:p text:style-name="P2">Method</text:p>
          </table:table-cell>
          <table:table-cell table:style-name="Table1.C1" office:value-type="string">
            <text:p text:style-name="P2">Properties</text:p>
          </table:table-cell>
        </table:table-row>
        <table:table-row table:style-name="TableLine94171671909152">
          <table:table-cell table:style-name="Table1.A2" office:value-type="string">
            <text:p text:style-name="P4">Ship</text:p>
            <text:p text:style-name="P4"/>
          </table:table-cell>
          <table:table-cell table:style-name="Table1.A2" office:value-type="string">
            <text:p text:style-name="P5">getPassengers</text:p>
            <text:p text:style-name="P7">setSail</text:p>
            <text:p text:style-name="P8">dock</text:p>
          </table:table-cell>
          <table:table-cell table:style-name="Table1.C2" office:value-type="string">
            <text:p text:style-name="P4"><text:span text:style-name="T2">s</text:span>tartingPort</text:p>
            <text:p text:style-name="P7">currentPort</text:p>
            <text:p text:style-name="P9">name</text:p>
          </table:table-cell>
        </table:table-row>
        <table:table-row table:style-name="TableLine94171671910272">
          <table:table-cell table:style-name="Table1.A2" office:value-type="string">
            <text:p text:style-name="P6">Passengers</text:p>
          </table:table-cell>
          <table:table-cell table:style-name="Table1.A2" office:value-type="string">
            <text:p text:style-name="P3"/>
          </table:table-cell>
          <table:table-cell table:style-name="Table1.C2" office:value-type="string">
            <text:p text:style-name="P6"><text:span text:style-name="T2">n</text:span>ame</text:p>
          </table:table-cell>
        </table:table-row>
        <table:table-row table:style-name="TableLine94171671911072">
          <table:table-cell table:style-name="Table1.A2" office:value-type="string">
            <text:p text:style-name="P7">Port</text:p>
          </table:table-cell>
          <table:table-cell table:style-name="Table1.A2" office:value-type="string">
            <text:p text:style-name="P11"><text:span text:style-name="T3">add</text:span>Ship</text:p>
            <text:p text:style-name="P11"><text:span text:style-name="T3">remove</text:span>Ship </text:p>
          </table:table-cell>
          <table:table-cell table:style-name="Table1.C2" office:value-type="string">
            <text:p text:style-name="P7">Name</text:p>
            <text:p text:style-name="P11">ships</text:p>
          </table:table-cell>
        </table:table-row>
        <table:table-row table:style-name="TableLine94171671911920">
          <table:table-cell table:style-name="Table1.A2" office:value-type="string">
            <text:p text:style-name="P10">Itinerary</text:p>
          </table:table-cell>
          <table:table-cell table:style-name="Table1.A2" office:value-type="string">
            <text:p text:style-name="P3"/>
          </table:table-cell>
          <table:table-cell table:style-name="Table1.C2" office:value-type="string">
            <text:p text:style-name="P10">ports</text:p>
          </table:table-cell>
        </table:table-row>
        <table:table-row table:style-name="TableLine94171671912960">
          <table:table-cell table:style-name="Table1.A2" office:value-type="string">
            <text:p text:style-name="P7"/>
          </table:table-cell>
          <table:table-cell table:style-name="Table1.A2" office:value-type="string">
            <text:p text:style-name="P3"/>
          </table:table-cell>
          <table:table-cell table:style-name="Table1.C2" office:value-type="string">
            <text:p text:style-name="P7"/>
          </table:table-cell>
        </table:table-row>
        <table:table-row table:style-name="TableLine94171671913872">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row table:style-name="TableLine94171671914832">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row table:style-name="TableLine94171671915792">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row table:style-name="TableLine94171671916672">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
      <text:p text:style-name="P1"/>
      <text:p text:style-name="P13">I want the user to be able to create an itinerary before setting sail. The itinerary needs to have been created to create the Ship objects and the Ship object needs to have been created to create the Controller object. </text:p>
      <text:p text:style-name="P13"/>
      <text:p text:style-name="P13">How to make forms work:</text:p>
      <text:list xml:id="list2415564411" text:style-name="L1">
        <text:list-item>
          <text:p text:style-name="P14">Have a button to add ports &gt;&gt;<text:span text:style-name="T4">&gt; there must be a port in the itinerary to create a ship. - Can add a list showing the ports that have been added.</text:span></text:p>
        </text:list-item>
        <text:list-item>
          <text:p text:style-name="P14">Have a button to set itinerary for cruise &gt;&gt; confirms itinerary is correct and renders the ports,<text:span text:style-name="T4"> the ship &amp; instantiates the controller.</text:span></text:p>
        </text:list-item>
        <text:list-item>
          <text:p text:style-name="P14">Have a button to start cruis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3T17:00:46.919295619</meta:creation-date>
    <meta:generator>LibreOffice/6.4.7.2$Linux_X86_64 LibreOffice_project/40$Build-2</meta:generator>
    <dc:date>2022-05-17T22:50:58.084643409</dc:date>
    <meta:editing-duration>PT9H53M59S</meta:editing-duration>
    <meta:editing-cycles>11</meta:editing-cycles>
    <meta:document-statistic meta:table-count="1" meta:image-count="0" meta:object-count="0" meta:page-count="1" meta:paragraph-count="25" meta:word-count="133" meta:character-count="726" meta:non-whitespace-character-count="619"/>
  </office:meta>
</office:document-meta>
</file>